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1.338cm" fo:min-width="11.565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097cm" fo:min-width="6.686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018cm" fo:min-width="12.2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21cm" fo:min-width="10.691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973cm" fo:min-width="15.057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714cm" fo:min-width="15.693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726cm" fo:min-width="15.693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221cm" fo:min-width="12.262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655cm" fo:min-width="16.327cm" loext:decorative="false"/>
      <style:paragraph-properties style:writing-mode="lr-tb"/>
    </style:style>
    <style:style style:name="gr1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2.608cm" fo:min-width="16.327cm" loext:decorative="false"/>
      <style:paragraph-properties style:writing-mode="lr-tb"/>
    </style:style>
    <style:style style:name="gr15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1.338cm" fo:min-width="16.328cm" loext:decorative="false"/>
      <style:paragraph-properties style:writing-mode="lr-tb"/>
    </style:style>
    <style:style style:name="gr1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8" style:family="graphic" style:parent-style-name="standard">
      <style:graphic-properties draw:textarea-horizontal-align="justify" draw:textarea-vertical-align="middle" draw:auto-grow-height="false" fo:min-height="2.893cm" fo:min-width="12.746cm" loext:decorative="fals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14.105cm" loext:decorative="false"/>
      <style:paragraph-properties style:writing-mode="lr-tb"/>
    </style:style>
    <style:style style:name="gr2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21" style:family="graphic" style:parent-style-name="standard">
      <style:graphic-properties draw:textarea-horizontal-align="justify" draw:textarea-vertical-align="middle" draw:auto-grow-height="false" fo:min-height="1.772cm" fo:min-width="10.278cm" loext:decorative="false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37cm" fo:min-width="15.375cm" loext:decorative="false"/>
      <style:paragraph-properties style:writing-mode="lr-tb"/>
    </style:style>
    <style:style style:name="gr2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0.648cm" fo:min-width="11.849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338cm" fo:min-width="17.28cm" loext:decorative="false"/>
      <style:paragraph-properties style:writing-mode="lr-tb"/>
    </style:style>
    <style:style style:name="gr26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7" style:family="graphic" style:parent-style-name="standard">
      <style:graphic-properties draw:textarea-horizontal-align="justify" draw:textarea-vertical-align="middle" draw:auto-grow-height="false" fo:min-height="0.703cm" fo:min-width="16.962cm" loext:decorative="false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16.328cm" loext:decorative="false"/>
      <style:paragraph-properties style:writing-mode="lr-tb"/>
    </style:style>
    <style:style style:name="gr31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874cm" fo:min-width="10.95cm" loext:decorative="false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655cm" fo:min-width="16.963cm" loext:decorative="false"/>
      <style:paragraph-properties style:writing-mode="lr-tb"/>
    </style:style>
    <style:style style:name="gr3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5" style:family="graphic" style:parent-style-name="standard">
      <style:graphic-properties draw:textarea-horizontal-align="justify" draw:textarea-vertical-align="middle" draw:auto-grow-height="false" fo:min-height="1.972cm" fo:min-width="16.963cm" loext:decorative="false"/>
      <style:paragraph-properties style:writing-mode="lr-tb"/>
    </style:style>
    <style:style style:name="gr36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7" style:family="graphic" style:parent-style-name="standard">
      <style:graphic-properties draw:textarea-horizontal-align="justify" draw:textarea-vertical-align="middle" draw:auto-grow-height="false" fo:min-height="1.655cm" fo:min-width="17.28cm" loext:decorative="false"/>
      <style:paragraph-properties style:writing-mode="lr-tb"/>
    </style:style>
    <style:style style:name="gr38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9" style:family="graphic" style:parent-style-name="standard">
      <style:graphic-properties draw:textarea-horizontal-align="justify" draw:textarea-vertical-align="middle" draw:auto-grow-height="false" fo:min-height="0.873cm" fo:min-width="9.829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702cm" fo:min-width="14.105cm" loext:decorative="false"/>
      <style:paragraph-properties style:writing-mode="lr-tb"/>
    </style:style>
    <style:style style:name="gr41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42" style:family="graphic" style:parent-style-name="standard">
      <style:graphic-properties draw:textarea-horizontal-align="justify" draw:textarea-vertical-align="middle" draw:auto-grow-height="false" fo:min-height="1.337cm" fo:min-width="16.328cm" loext:decorative="false"/>
      <style:paragraph-properties style:writing-mode="lr-tb"/>
    </style:style>
    <style:style style:name="gr43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44" style:family="graphic" style:parent-style-name="standard">
      <style:graphic-properties draw:textarea-horizontal-align="justify" draw:textarea-vertical-align="middle" draw:auto-grow-height="false" fo:min-height="1.02cm" fo:min-width="17.28cm" loext:decorative="false"/>
      <style:paragraph-properties style:writing-mode="lr-tb"/>
    </style:style>
    <style:style style:name="gr4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46" style:family="graphic" style:parent-style-name="standard">
      <style:graphic-properties draw:textarea-horizontal-align="justify" draw:textarea-vertical-align="middle" draw:auto-grow-height="false" fo:min-height="1.338cm" fo:min-width="17.598cm" loext:decorative="false"/>
      <style:paragraph-properties style:writing-mode="lr-tb"/>
    </style:style>
    <style:style style:name="gr47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48" style:family="graphic" style:parent-style-name="standard">
      <style:graphic-properties draw:textarea-horizontal-align="justify" draw:textarea-vertical-align="middle" draw:auto-grow-height="false" fo:min-height="1.097cm" fo:min-width="12.074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02cm" fo:min-width="16.01cm" loext:decorative="false"/>
      <style:paragraph-properties style:writing-mode="lr-tb"/>
    </style:style>
    <style:style style:name="gr50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15.692cm" loext:decorative="false"/>
      <style:paragraph-properties style:writing-mode="lr-tb"/>
    </style:style>
    <style:style style:name="gr52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53" style:family="graphic" style:parent-style-name="standard">
      <style:graphic-properties draw:textarea-horizontal-align="justify" draw:textarea-vertical-align="middle" draw:auto-grow-height="false" fo:min-height="0.703cm" fo:min-width="16.01cm" loext:decorative="false"/>
      <style:paragraph-properties style:writing-mode="lr-tb"/>
    </style:style>
    <style:style style:name="gr54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55" style:family="graphic" style:parent-style-name="standard">
      <style:graphic-properties draw:textarea-horizontal-align="justify" draw:textarea-vertical-align="middle" draw:auto-grow-height="false" fo:min-height="2.925cm" fo:min-width="16.963cm" loext:decorative="false"/>
      <style:paragraph-properties style:writing-mode="lr-tb"/>
    </style:style>
    <style:style style:name="gr56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57" style:family="graphic" style:parent-style-name="standard">
      <style:graphic-properties draw:textarea-horizontal-align="justify" draw:textarea-vertical-align="middle" draw:auto-grow-height="false" fo:min-height="2.444cm" fo:min-width="12.297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4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2.065cm" svg:height="1.588cm" svg:x="3.54cm" svg:y="10.842cm">
            <text:p text:style-name="P1">Создание docker\nginx.conf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10.207cm" svg:x2="9.572cm" svg:y2="10.842cm">
            <text:p/>
          </draw:line>
        </draw:g>
        <draw:g draw:style-name="gr1">
          <draw:custom-shape draw:style-name="gr4" draw:text-style-name="P1" draw:layer="layout" svg:width="10.16cm" svg:height="1.905cm" svg:x="4.492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2" draw:text-style-name="P1" draw:layer="layout" svg:width="12.065cm" svg:height="1.588cm" svg:x="3.54cm" svg:y="3.857cm">
              <text:p text:style-name="P1">Добавление экшена hello в контроллер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3.222cm" svg:x2="9.572cm" svg:y2="3.857cm">
              <text:p/>
            </draw:line>
          </draw:g>
          <draw:g draw:style-name="gr1">
            <draw:custom-shape draw:style-name="gr2" draw:text-style-name="P1" draw:layer="layout" svg:width="12.065cm" svg:height="1.588cm" svg:x="3.54cm" svg:y="6.079cm">
              <text:p text:style-name="P1">Регистрация данного endpoint в config/routes.yaml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5.444cm" svg:x2="9.572cm" svg:y2="6.079cm">
              <text:p/>
            </draw:line>
          </draw:g>
          <draw:custom-shape draw:style-name="gr4" draw:text-style-name="P1" draw:layer="layout" svg:width="10.16cm" svg:height="1.905cm" svg:x="4.493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.16cm" svg:height="1.905cm" svg:x="4.493cm" svg:y="1.317cm">
            <text:p text:style-name="P1">Инициализация проекта из otu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10.16cm" svg:height="1.905cm" svg:x="4.492cm" svg:y="15.922cm">
            <text:p text:style-name="P1">Создание сервиса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custom-shape draw:style-name="gr4" draw:text-style-name="P1" draw:layer="layout" svg:width="10.16cm" svg:height="1.905cm" svg:x="4.492cm" svg:y="8.302cm">
            <text:p text:style-name="P1">Создание docker-compose.yml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 draw:style-name="gr1">
            <draw:custom-shape draw:style-name="gr2" draw:text-style-name="P1" draw:layer="layout" svg:width="12.065cm" svg:height="1.588cm" svg:x="3.54cm" svg:y="13.065cm">
              <text:p text:style-name="P1">Создание docker\Dockerfile</text:p>
              <draw:enhanced-geometry svg:viewBox="0 0 21600 21600" draw:type="rectangle" draw:enhanced-path="M 0 0 L 21600 0 21600 21600 0 21600 0 0 Z N"/>
            </draw:custom-shape>
            <draw:line draw:style-name="gr3" draw:text-style-name="P2" draw:layer="layout" svg:x1="9.572cm" svg:y1="12.43cm" svg:x2="9.572cm" svg:y2="13.065cm">
              <text:p/>
            </draw:line>
          </draw:g>
        </draw:g>
        <draw:g draw:style-name="gr1">
          <draw:custom-shape draw:style-name="gr2" draw:text-style-name="P1" draw:layer="layout" svg:width="12.065cm" svg:height="1.588cm" svg:x="3.54cm" svg:y="18.462cm">
            <text:p text:style-name="P1">Исправление класса WorldController и добавление туда сервиса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17.827cm" svg:x2="9.572cm" svg:y2="18.462cm">
            <text:p/>
          </draw:line>
        </draw:g>
        <draw:g draw:style-name="gr1">
          <draw:custom-shape draw:style-name="gr2" draw:text-style-name="P1" draw:layer="layout" svg:width="12.065cm" svg:height="1.588cm" svg:x="3.54cm" svg:y="20.685cm">
            <text:p text:style-name="P1">Добавление использования сервиса в контроллере WorldController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572cm" svg:y1="20.05cm" svg:x2="9.572cm" svg:y2="20.685cm">
            <text:p/>
          </draw:line>
        </draw:g>
        <draw:g draw:style-name="gr1">
          <draw:custom-shape draw:style-name="gr5" draw:text-style-name="P1" draw:layer="layout" svg:width="12.7cm" svg:height="2.268cm" svg:x="2.905cm" svg:y="23.179cm">
            <text:p text:style-name="P1">Добавление <text:s/>в файл config/services.yaml описания сервиса с входным аргументом</text:p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9.254cm" svg:y1="22.272cm" svg:x2="9.254cm" svg:y2="23.179cm">
            <text:p/>
          </draw:line>
        </draw:g>
      </draw:page>
      <draw:page draw:name="page2" draw:style-name="dp1" draw:master-page-name="Default">
        <draw:custom-shape draw:style-name="gr6" draw:text-style-name="P1" draw:layer="layout" svg:width="15.825cm" svg:height="3.493cm" svg:x="2.905cm" svg:y="1.317cm">
          <text:p text:style-name="P1">Создаётся класс FormatService где можно добавить теги и вывести форматирование согласно этим тега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custom-shape draw:style-name="gr7" draw:text-style-name="P1" draw:layer="layout" svg:width="15.557cm" svg:height="2.223cm" svg:x="3.223cm" svg:y="5.444cm">
            <text:p text:style-name="P1">Создается класс FormatServiceFactory где можно создать объект форматирования с различными тегами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0.843cm" svg:y1="4.809cm" svg:x2="10.843cm" svg:y2="5.444cm">
            <text:p/>
          </draw:line>
        </draw:g>
        <draw:g draw:style-name="gr1">
          <draw:custom-shape draw:style-name="gr9" draw:text-style-name="P1" draw:layer="layout" svg:width="16.193cm" svg:height="2.964cm" svg:x="3.222cm" svg:y="8.513cm">
            <text:p text:style-name="P1">Добавление новых сервисов форматтеров</text:p>
            <text:p text:style-name="P1">В config/services.yaml, где происходит инициализация сервисов FormatService, определенных в FormatServiceFactory 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1.154cm" svg:y1="7.667cm" svg:x2="11.154cm" svg:y2="8.514cm">
            <text:p/>
          </draw:line>
        </draw:g>
        <draw:g draw:style-name="gr1">
          <draw:custom-shape draw:style-name="gr10" draw:text-style-name="P1" draw:layer="layout" svg:width="16.193cm" svg:height="1.976cm" svg:x="3.222cm" svg:y="12.041cm">
            <text:p text:style-name="P1">Добавляем инъекцию конкретного форматтера в WorldController</text:p>
            <draw:enhanced-geometry svg:viewBox="0 0 21600 21600" draw:type="rectangle" draw:enhanced-path="M 0 0 L 21600 0 21600 21600 0 21600 0 0 Z N"/>
          </draw:custom-shape>
          <draw:line draw:style-name="gr8" draw:text-style-name="P2" draw:layer="layout" svg:x1="11.154cm" svg:y1="11.477cm" svg:x2="11.154cm" svg:y2="12.041cm">
            <text:p/>
          </draw:line>
        </draw:g>
        <draw:g draw:style-name="gr1">
          <draw:custom-shape draw:style-name="gr11" draw:text-style-name="P1" draw:layer="layout" svg:width="18.048cm" svg:height="3.493cm" svg:x="1.952cm" svg:y="14.651cm">
            <text:p text:style-name="P1">Создаём сервис MessageService содержащий другие сервисы, добавляющий сервисы и использующий вложенные сервисы в своём методе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16.827cm" svg:height="1.905cm" svg:x="2.537cm" svg:y="19.096cm">
            <text:p text:style-name="P1">MessageService добавляем в контроллер WorldController вместе с сервисом FormatService.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" draw:text-style-name="P2" draw:layer="layout" svg:x1="10.792cm" svg:y1="18.144cm" svg:x2="10.792cm" svg:y2="19.096cm">
            <text:p/>
          </draw:line>
          <draw:custom-shape draw:style-name="gr14" draw:text-style-name="P1" draw:layer="layout" svg:width="16.827cm" svg:height="2.858cm" svg:x="2.537cm" svg:y="21.636cm">
            <text:p text:style-name="P1">В файле config/services.yaml <text:s/>описываем сервис с именем list_formatter с секцией call, где происходит вызов метода сервиса setTag при его инстанцировании 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2" draw:layer="layout" svg:x1="10.792cm" svg:y1="21.001cm" svg:x2="10.792cm" svg:y2="21.636cm">
            <text:p/>
          </draw:line>
          <draw:custom-shape draw:style-name="gr16" draw:text-style-name="P1" draw:layer="layout" svg:width="16.828cm" svg:height="1.588cm" svg:x="2.219cm" svg:y="25.129cm">
            <text:p text:style-name="P1">В этом же файле config/service.yaml описываем инъекцию сервиса FormatService в WorldController</text:p>
            <draw:enhanced-geometry svg:viewBox="0 0 21600 21600" draw:type="rectangle" draw:enhanced-path="M 0 0 L 21600 0 21600 21600 0 21600 0 0 Z N"/>
          </draw:custom-shape>
          <draw:line draw:style-name="gr17" draw:text-style-name="P2" draw:layer="layout" svg:x1="11.11cm" svg:y1="24.494cm" svg:x2="11.11cm" svg:y2="25.129cm">
            <text:p/>
          </draw:line>
        </draw:g>
      </draw:page>
      <draw:page draw:name="page3" draw:style-name="dp1" draw:master-page-name="Default">
        <draw:custom-shape draw:style-name="gr18" draw:text-style-name="P1" draw:layer="layout" svg:width="18.732cm" svg:height="4.445cm" svg:x="0.365cm" svg:y="1.635cm">
          <text:p text:style-name="P1">Создаём класс GreeterPass и FormatterPass релизующий интерфейс CompilerPassInterface для манипулирования в нём сервисами, которые уже опеределны в <text:s/>config/services.yam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" draw:layer="layout" svg:width="14.605cm" svg:height="2.54cm" svg:x="1.952cm" svg:y="6.715cm">
          <text:p text:style-name="P1">Регистрируем данные классы в App\Kernel и наблюдаем результат примения данных классов</text:p>
          <draw:enhanced-geometry svg:viewBox="0 0 21600 21600" draw:type="rectangle" draw:enhanced-path="M 0 0 L 21600 0 21600 21600 0 21600 0 0 Z N"/>
        </draw:custom-shape>
        <draw:line draw:style-name="gr20" draw:text-style-name="P2" draw:layer="layout" svg:x1="9.572cm" svg:y1="6.08cm" svg:x2="9.572cm" svg:y2="6.715cm">
          <text:p/>
        </draw:line>
        <draw:custom-shape draw:style-name="gr21" draw:text-style-name="P1" draw:layer="layout" svg:width="15.24cm" svg:height="2.858cm" svg:x="2.27cm" svg:y="10.842cm">
          <text:p text:style-name="P1">Добавляем свои опции (приоритеты) к тегам в config/services.yaml для всех классов Greeter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15.875cm" svg:height="1.587cm" svg:x="1.635cm" svg:y="14.335cm">
          <text:p text:style-name="P1">Используем данные аргументы в GreeterPass и видим результат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9.89cm" svg:y1="13.7cm" svg:x2="9.89cm" svg:y2="14.335cm">
          <text:p/>
        </draw:line>
      </draw:page>
      <draw:page draw:name="page4" draw:style-name="dp1" draw:master-page-name="Default">
        <draw:custom-shape draw:style-name="gr24" draw:text-style-name="P3" draw:layer="layout" svg:width="17.463cm" svg:height="1.27cm" svg:x="1.634cm" svg:y="1.635cm">
          <text:p text:style-name="P3">Выполняем команды docker-compose up -d</text:p>
          <text:p text:style-name="P3"><text:span text:style-name="T1">И docker exec -it php sh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3" draw:layer="layout" svg:width="17.78cm" svg:height="1.588cm" svg:x="1.317cm" svg:y="3.857cm">
          <text:p text:style-name="P3">Устанавливаем пакеты composer require doctrine/doctrine-bundle <text:s/>и</text:p>
          <text:p text:style-name="P3"><text:span text:style-name="T1">composer require doctrine/doctrine-migrations-bundle</text:span></text:p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0.207cm" svg:y1="2.905cm" svg:x2="10.207cm" svg:y2="3.857cm">
          <text:p/>
        </draw:line>
        <draw:custom-shape draw:style-name="gr27" draw:text-style-name="P3" draw:layer="layout" svg:width="17.462cm" svg:height="0.953cm" svg:x="1.635cm" svg:y="6.079cm">
          <text:p text:style-name="P3"><text:span text:style-name="T1">Создаем миграцию migrations/Version20240813150927.php</text:span></text:p>
          <draw:enhanced-geometry svg:viewBox="0 0 21600 21600" draw:type="rectangle" draw:enhanced-path="M 0 0 L 21600 0 21600 21600 0 21600 0 0 Z N"/>
        </draw:custom-shape>
        <draw:line draw:style-name="gr28" draw:text-style-name="P2" draw:layer="layout" svg:x1="10.207cm" svg:y1="5.445cm" svg:x2="10.207cm" svg:y2="6.08cm">
          <text:p/>
        </draw:line>
        <draw:custom-shape draw:style-name="gr25" draw:text-style-name="P1" draw:layer="layout" svg:width="17.78cm" svg:height="1.588cm" svg:x="1.317cm" svg:y="7.667cm">
          <text:p text:style-name="P1">Определяем пути хранения данных volumes сервиса postgresql и перезапускаем контейнеры</text:p>
          <draw:enhanced-geometry svg:viewBox="0 0 21600 21600" draw:type="rectangle" draw:enhanced-path="M 0 0 L 21600 0 21600 21600 0 21600 0 0 Z N"/>
        </draw:custom-shape>
        <draw:line draw:style-name="gr29" draw:text-style-name="P2" draw:layer="layout" svg:x1="10.207cm" svg:y1="7.032cm" svg:x2="10.207cm" svg:y2="7.667cm">
          <text:p/>
        </draw:line>
        <draw:custom-shape draw:style-name="gr30" draw:text-style-name="P1" draw:layer="layout" svg:width="16.828cm" svg:height="1.27cm" svg:x="1.952cm" svg:y="10.207cm">
          <text:p text:style-name="P3">Выполняем команды php bin/console doctrine:migrations:migrate</text:p>
          <draw:enhanced-geometry svg:viewBox="0 0 21600 21600" draw:type="rectangle" draw:enhanced-path="M 0 0 L 21600 0 21600 21600 0 21600 0 0 Z N"/>
        </draw:custom-shape>
        <draw:line draw:style-name="gr31" draw:text-style-name="P2" draw:layer="layout" svg:x1="10.207cm" svg:y1="9.255cm" svg:x2="10.207cm" svg:y2="10.207cm">
          <text:p/>
        </draw:line>
        <draw:custom-shape draw:style-name="gr32" draw:text-style-name="P3" draw:layer="layout" svg:width="16.192cm" svg:height="1.588cm" svg:x="2.27cm" svg:y="12.747cm">
          <text:p text:style-name="P3">В файле config/packages/doctrine.yaml исправляем настройки проекта с доктриной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17.463cm" svg:height="1.905cm" svg:x="1.317cm" svg:y="14.97cm">
          <text:p text:style-name="P1">Добавляем класс App\Domain\Entity\User с маппингами для доктрины, переменными и методами</text:p>
          <draw:enhanced-geometry svg:viewBox="0 0 21600 21600" draw:type="rectangle" draw:enhanced-path="M 0 0 L 21600 0 21600 21600 0 21600 0 0 Z N"/>
        </draw:custom-shape>
        <draw:line draw:style-name="gr34" draw:text-style-name="P2" draw:layer="layout" svg:x1="10.525cm" svg:y1="14.335cm" svg:x2="10.525cm" svg:y2="14.97cm">
          <text:p/>
        </draw:line>
        <draw:custom-shape draw:style-name="gr35" draw:text-style-name="P1" draw:layer="layout" svg:width="17.463cm" svg:height="2.222cm" svg:x="1.317cm" svg:y="17.51cm">
          <text:p text:style-name="P1">Создаём сервис UserService и используем класс User для создания нового пользователя в этом сервисе</text:p>
          <draw:enhanced-geometry svg:viewBox="0 0 21600 21600" draw:type="rectangle" draw:enhanced-path="M 0 0 L 21600 0 21600 21600 0 21600 0 0 Z N"/>
        </draw:custom-shape>
        <draw:line draw:style-name="gr36" draw:text-style-name="P2" draw:layer="layout" svg:x1="10.525cm" svg:y1="16.875cm" svg:x2="10.525cm" svg:y2="17.51cm">
          <text:p/>
        </draw:line>
        <draw:custom-shape draw:style-name="gr37" draw:text-style-name="P1" draw:layer="layout" svg:width="17.78cm" svg:height="1.905cm" svg:x="1cm" svg:y="20.367cm">
          <text:p text:style-name="P1">Сервис используем в контроллере WorldController для создания новых пользователей в экшене hello</text:p>
          <draw:enhanced-geometry svg:viewBox="0 0 21600 21600" draw:type="rectangle" draw:enhanced-path="M 0 0 L 21600 0 21600 21600 0 21600 0 0 Z N"/>
        </draw:custom-shape>
        <draw:line draw:style-name="gr38" draw:text-style-name="P2" draw:layer="layout" svg:x1="10.525cm" svg:y1="19.732cm" svg:x2="10.525cm" svg:y2="20.367cm">
          <text:p/>
        </draw:line>
      </draw:page>
      <draw:page draw:name="page5" draw:style-name="dp1" draw:master-page-name="Default">
        <draw:custom-shape draw:style-name="gr39" draw:text-style-name="P1" draw:layer="layout" svg:width="14.605cm" svg:height="1.587cm" svg:x="3.54cm" svg:y="1cm">
          <text:p text:style-name="P3">Добавляем интерфейс App\Domain\Entity\EntityInterface с методом getId(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14.605cm" svg:height="0.952cm" svg:x="3.54cm" svg:y="3.222cm">
          <text:p text:style-name="P3">Имплементируем данный интерфейс в классе App\Domain\Entity\User</text:p>
          <draw:enhanced-geometry svg:viewBox="0 0 21600 21600" draw:type="rectangle" draw:enhanced-path="M 0 0 L 21600 0 21600 21600 0 21600 0 0 Z N"/>
        </draw:custom-shape>
        <draw:line draw:style-name="gr41" draw:text-style-name="P2" draw:layer="layout" svg:x1="10.842cm" svg:y1="2.587cm" svg:x2="10.842cm" svg:y2="3.222cm">
          <text:p/>
        </draw:line>
        <draw:custom-shape draw:style-name="gr42" draw:text-style-name="P1" draw:layer="layout" svg:width="16.828cm" svg:height="1.587cm" svg:x="2.587cm" svg:y="4.81cm">
          <text:p text:style-name="P4">Добавляем базовый класс-репозиторий AbstractRepository, который принимает в конструкторе EntityManagerInterface и имеет 2 метода flash() и store() для сущностей доктрины</text:p>
          <draw:enhanced-geometry svg:viewBox="0 0 21600 21600" draw:type="rectangle" draw:enhanced-path="M 0 0 L 21600 0 21600 21600 0 21600 0 0 Z N"/>
        </draw:custom-shape>
        <draw:line draw:style-name="gr43" draw:text-style-name="P2" draw:layer="layout" svg:x1="10.842cm" svg:y1="4.175cm" svg:x2="10.842cm" svg:y2="4.81cm">
          <text:p/>
        </draw:line>
        <draw:custom-shape draw:style-name="gr44" draw:text-style-name="P1" draw:layer="layout" svg:width="17.78cm" svg:height="1.27cm" svg:x="1.635cm" svg:y="7.032cm">
          <text:p text:style-name="P4">Добавляем класс UserRepository и наследуем AbstractRepository. В нем реализуем метод create для создания моделей</text:p>
          <draw:enhanced-geometry svg:viewBox="0 0 21600 21600" draw:type="rectangle" draw:enhanced-path="M 0 0 L 21600 0 21600 21600 0 21600 0 0 Z N"/>
        </draw:custom-shape>
        <draw:line draw:style-name="gr45" draw:text-style-name="P2" draw:layer="layout" svg:x1="10.842cm" svg:y1="6.397cm" svg:x2="10.842cm" svg:y2="7.032cm">
          <text:p/>
        </draw:line>
        <draw:custom-shape draw:style-name="gr46" draw:text-style-name="P1" draw:layer="layout" svg:width="18.098cm" svg:height="1.588cm" svg:x="1.317cm" svg:y="8.937cm">
          <text:p text:style-name="P1">Используем данный класс UserRepository в сервисе UserService для создания пользователей</text:p>
          <draw:enhanced-geometry svg:viewBox="0 0 21600 21600" draw:type="rectangle" draw:enhanced-path="M 0 0 L 21600 0 21600 21600 0 21600 0 0 Z N"/>
        </draw:custom-shape>
        <draw:line draw:style-name="gr47" draw:text-style-name="P2" draw:layer="layout" svg:x1="10.842cm" svg:y1="8.302cm" svg:x2="10.842cm" svg:y2="8.937cm">
          <text:p/>
        </draw:line>
        <draw:custom-shape draw:style-name="gr48" draw:text-style-name="P4" draw:layer="layout" svg:width="17.78cm" svg:height="1.905cm" svg:x="1.635cm" svg:y="11.477cm">
          <text:p text:style-name="P4"><text:span text:style-name="T2">Добавляем сущность твита Tweet реализующий EntityInterface с переменными и методами. Имеется метод toArray() для конвертации объекта в массив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16.51cm" svg:height="1.27cm" svg:x="1.635cm" svg:y="13.7cm">
          <text:p text:style-name="P1">Создаем классы TweetRepository и TweetService для создания объектов Tweet</text:p>
          <draw:enhanced-geometry svg:viewBox="0 0 21600 21600" draw:type="rectangle" draw:enhanced-path="M 0 0 L 21600 0 21600 21600 0 21600 0 0 Z N"/>
        </draw:custom-shape>
        <draw:line draw:style-name="gr50" draw:text-style-name="P2" draw:layer="layout" svg:x1="10.525cm" svg:y1="13.382cm" svg:x2="10.525cm" svg:y2="13.7cm">
          <text:p/>
        </draw:line>
        <draw:custom-shape draw:style-name="gr51" draw:text-style-name="P1" draw:layer="layout" svg:width="16.192cm" svg:height="1.27cm" svg:x="1.635cm" svg:y="15.605cm">
          <text:p text:style-name="P3">Создаём сервис UserBuilderService для использования других сервисов</text:p>
          <draw:enhanced-geometry svg:viewBox="0 0 21600 21600" draw:type="rectangle" draw:enhanced-path="M 0 0 L 21600 0 21600 21600 0 21600 0 0 Z N"/>
        </draw:custom-shape>
        <draw:line draw:style-name="gr52" draw:text-style-name="P2" draw:layer="layout" svg:x1="10.525cm" svg:y1="14.97cm" svg:x2="10.525cm" svg:y2="15.605cm">
          <text:p/>
        </draw:line>
        <draw:custom-shape draw:style-name="gr53" draw:text-style-name="P1" draw:layer="layout" svg:width="16.51cm" svg:height="0.953cm" svg:x="1.635cm" svg:y="17.192cm">
          <text:p text:style-name="P4"><text:span text:style-name="T2">Добавляем сервисы UserBuilderService в контроллер WorldController где ответ возвращается в ввиде массива и конвертируется в json</text:span></text:p>
          <draw:enhanced-geometry svg:viewBox="0 0 21600 21600" draw:type="rectangle" draw:enhanced-path="M 0 0 L 21600 0 21600 21600 0 21600 0 0 Z N"/>
        </draw:custom-shape>
        <draw:line draw:style-name="gr54" draw:text-style-name="P2" draw:layer="layout" svg:x1="10.525cm" svg:y1="16.875cm" svg:x2="10.525cm" svg:y2="17.192cm">
          <text:p/>
        </draw:line>
        <draw:custom-shape draw:style-name="gr55" draw:text-style-name="P1" draw:layer="layout" svg:width="17.463cm" svg:height="3.175cm" svg:x="1.317cm" svg:y="18.462cm">
          <text:p text:style-name="P1">Поскольку у нас были созжданы связанные объекты и коллекции то после окончания действий добавляения твиттов пользователя обновляем пользователя с помощью метода refresh</text:p>
          <draw:enhanced-geometry svg:viewBox="0 0 21600 21600" draw:type="rectangle" draw:enhanced-path="M 0 0 L 21600 0 21600 21600 0 21600 0 0 Z N"/>
        </draw:custom-shape>
        <draw:line draw:style-name="gr56" draw:text-style-name="P2" draw:layer="layout" svg:x1="10.525cm" svg:y1="18.145cm" svg:x2="10.525cm" svg:y2="18.462cm">
          <text:p/>
        </draw:line>
        <draw:custom-shape draw:style-name="gr57" draw:text-style-name="P1" draw:layer="layout" svg:width="18.097cm" svg:height="3.81cm" svg:x="1cm" svg:y="22.59cm">
          <text:p text:style-name="P1">Методы добавления твитов <text:s/>добавляем в User в виде addTweet и делаем правки в сервисе TweetService для использования данного метод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6T10:09:05.228060585</meta:creation-date>
    <meta:generator>LibreOffice/24.8.2.1$Linux_X86_64 LibreOffice_project/480$Build-1</meta:generator>
    <dc:date>2025-03-06T12:42:54.961911032</dc:date>
    <meta:editing-duration>PT2H22M29S</meta:editing-duration>
    <meta:editing-cycles>30</meta:editing-cycles>
    <meta:document-statistic meta:object-count="87"/>
  </office:meta>
</office:document-meta>
</file>